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bold" officeooo:rsid="000ce84f" officeooo:paragraph-rsid="000ce84f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officeooo:paragraph-rsid="000ce84f"/>
    </style:style>
    <style:style style:name="P3" style:family="paragraph" style:parent-style-name="Standard" style:master-page-name="Standard">
      <style:paragraph-properties style:page-number="auto"/>
      <style:text-properties officeooo:paragraph-rsid="000dc2ae"/>
    </style:style>
    <style:style style:name="P4" style:family="paragraph" style:parent-style-name="Standard">
      <style:text-properties fo:font-size="14pt" fo:font-style="normal" fo:font-weight="bold" officeooo:rsid="000ce84f" officeooo:paragraph-rsid="000ce84f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fo:font-weight="bold" officeooo:rsid="000ce84f" officeooo:paragraph-rsid="000dc2ae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2pt" fo:font-style="normal" fo:font-weight="normal" officeooo:rsid="000ce84f" officeooo:paragraph-rsid="000ce84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4pt" fo:font-style="normal" fo:font-weight="bold" officeooo:rsid="000ce84f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4pt" fo:font-style="normal" fo:font-weight="bold" officeooo:rsid="000dc2ae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style:use-window-font-color="true" style:font-name="Liberation Serif" fo:font-size="14pt" fo:language="en" fo:country="GB" fo:font-style="normal" fo:font-weight="bold" officeooo:rsid="000ce84f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/>
    </style:style>
    <style:style style:name="T4" style:family="text">
      <style:text-properties style:use-window-font-color="true" style:font-name="Liberation Serif" fo:font-size="14pt" fo:language="en" fo:country="GB" fo:font-style="normal" fo:font-weight="bold" officeooo:rsid="000dc2ae" style:font-name-asian="Noto Sans CJK SC Regular" style:font-size-asian="14pt" style:language-asian="zh" style:country-asian="CN" style:font-style-asian="normal" style:font-weight-asian="bold" style:font-name-complex="FreeSans" style:font-size-complex="14pt" style:language-complex="hi" style:country-complex="IN" style:font-style-complex="normal" style:font-weight-complex="bold"/>
    </style:style>
    <style:style style:name="T5" style:family="text">
      <style:text-properties officeooo:rsid="000dc2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F</text:span><text:span text:style-name="T4">ixed-Point Iteration</text:span><text:span text:style-name="T1">:</text:span></text:p>
      <text:p text:style-name="P5"/>
      <text:p text:style-name="P6">$ ./runmatlab.sh P1/fixedpoint.m</text:p>
      <text:p text:style-name="P6">Running fixed-point iteration method g1:</text:p>
      <text:p text:style-name="P6">p0 = 0.500000000, tolerance = 0.010000000</text:p>
      <text:p text:style-name="P6">i:1, p = 0.562500000</text:p>
      <text:p text:style-name="P6">i:2, p = 0.588989258</text:p>
      <text:p text:style-name="P6">i:3, p = 0.602162645</text:p>
      <text:p text:style-name="P6">i:4, p = 0.609172042</text:p>
      <text:p text:style-name="P6">The method converged after 4 iterations!</text:p>
      <text:p text:style-name="P6"/>
      <text:p text:style-name="P6">Running fixed-point iteration method g2:</text:p>
      <text:p text:style-name="P6">p0 = 0.500000000, tolerance = 0.010000000</text:p>
      <text:p text:style-name="P6">i:1, p = 0.000000000</text:p>
      <text:p text:style-name="P6">i:2, p = NaN</text:p>
      <text:p text:style-name="P6">i:3, p = NaN</text:p>
      <text:p text:style-name="P6">i:4, p = NaN</text:p>
      <text:p text:style-name="P6">i:5, p = NaN</text:p>
      <text:p text:style-name="P6">i:6, p = NaN</text:p>
      <text:p text:style-name="P6">i:7, p = NaN</text:p>
      <text:p text:style-name="P6">i:8, p = NaN</text:p>
      <text:p text:style-name="P6">i:9, p = NaN</text:p>
      <text:p text:style-name="P6">i:10, p = NaN</text:p>
      <text:p text:style-name="P6">The method failed after 10 iteration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isection Method:</text:p>
      <text:p text:style-name="P1"/>
      <text:p text:style-name="Standard">$ ./runmatlab.sh P1/bisection.m</text:p>
      <text:p text:style-name="Standard">Running bisection method for equation (a):</text:p>
      <text:p text:style-name="Standard">a = -0.710000000, b = 0.700000000, tolerance = 0.000100000</text:p>
      <text:p text:style-name="Standard">i:1, p = -0.005000000</text:p>
      <text:p text:style-name="Standard">i:2, p = 0.347500000</text:p>
      <text:p text:style-name="Standard">i:3, p = 0.171250000</text:p>
      <text:p text:style-name="Standard">i:4, p = 0.083125000</text:p>
      <text:p text:style-name="Standard">i:5, p = 0.039062500</text:p>
      <text:p text:style-name="Standard">i:6, p = 0.017031250</text:p>
      <text:p text:style-name="Standard">i:7, p = 0.006015625</text:p>
      <text:p text:style-name="Standard">i:8, p = 0.000507812</text:p>
      <text:p text:style-name="Standard">i:9, p = -0.002246094</text:p>
      <text:p text:style-name="Standard">i:10, p = -0.000869141</text:p>
      <text:p text:style-name="Standard">i:11, p = -0.000180664</text:p>
      <text:p text:style-name="Standard">i:12, p = 0.000163574</text:p>
      <text:p text:style-name="Standard">i:13, p = -0.000008545</text:p>
      <text:p text:style-name="Standard">The method converged after 13 iterations!</text:p>
      <text:p text:style-name="Standard"/>
      <text:p text:style-name="Standard">Running bisection method for equation (b):</text:p>
      <text:p text:style-name="Standard">a = -0.710000000, b = 0.700000000, tolerance = 0.000100000</text:p>
      <text:p text:style-name="Standard">Since f(a)*f(b) &gt;= 0 then bisection cannot converge on [-0.710000,0.700000]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3">Newton’s</text:span><text:span text:style-name="T1"> Method:</text:span></text:p>
      <text:p text:style-name="P1"/>
      <text:p text:style-name="Standard">$ ./runmatlab.sh P1/newton.m </text:p>
      <text:p text:style-name="Standard">Running Newton's method for equation (a):</text:p>
      <text:p text:style-name="Standard">p0 = 0.700000000, tolerance = 0.000100000</text:p>
      <text:p text:style-name="Standard">i:1, p = 0.241478439</text:p>
      <text:p text:style-name="Standard">i:2, p = 0.032534778</text:p>
      <text:p text:style-name="Standard">i:3, p = 0.000545094</text:p>
      <text:p text:style-name="Standard">i:4, p = 0.000000149</text:p>
      <text:p text:style-name="Standard">i:5, p = 0.000000000</text:p>
      <text:p text:style-name="Standard">The method converged after 5 iterations!</text:p>
      <text:p text:style-name="Standard"/>
      <text:p text:style-name="Standard">Running Newton's method for equation (b):</text:p>
      <text:p text:style-name="Standard">p0 = 0.700000000, tolerance = 0.000100000</text:p>
      <text:p text:style-name="Standard">i:1, p = 0.390503705</text:p>
      <text:p text:style-name="Standard">i:2, p = 0.207927434</text:p>
      <text:p text:style-name="Standard">i:3, p = 0.107563942</text:p>
      <text:p text:style-name="Standard">i:4, p = 0.054745952</text:p>
      <text:p text:style-name="Standard">i:5, p = 0.027622723</text:p>
      <text:p text:style-name="Standard">i:6, p = 0.013874945</text:p>
      <text:p text:style-name="Standard">i:7, p = 0.006953515</text:p>
      <text:p text:style-name="Standard">i:8, p = 0.003480787</text:p>
      <text:p text:style-name="Standard">i:9, p = 0.001741403</text:p>
      <text:p text:style-name="Standard">i:10, p = 0.000870954</text:p>
      <text:p text:style-name="Standard">i:11, p = 0.000435540</text:p>
      <text:p text:style-name="Standard">i:12, p = 0.000217786</text:p>
      <text:p text:style-name="Standard">i:13, p = 0.000108897</text:p>
      <text:p text:style-name="Standard">i:14, p = 0.000054449</text:p>
      <text:p text:style-name="Standard">The method converged after 14 iterations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3">Secant</text:span><text:span text:style-name="T1"> Method:</text:span></text:p>
      <text:p text:style-name="Standard"/>
      <text:p text:style-name="Standard">$ ./runmatlab.sh P1/secant.m</text:p>
      <text:p text:style-name="Standard">Running Secant method for equation (a):</text:p>
      <text:p text:style-name="Standard">p0 = 0.100000000, p1 = 0.700000000, tolerance = 0.000100000</text:p>
      <text:p text:style-name="Standard">i:2, p = 0.037388724</text:p>
      <text:p text:style-name="Standard">i:3, p = 0.013969800</text:p>
      <text:p text:style-name="Standard">i:4, p = 0.000267419</text:p>
      <text:p text:style-name="Standard">i:5, p = 0.000001881</text:p>
      <text:p text:style-name="Standard">i:6, p = 0.000000000</text:p>
      <text:p text:style-name="Standard">The method converged after 6 iterations!</text:p>
      <text:p text:style-name="Standard"/>
      <text:p text:style-name="Standard">Running Secant method for equation (b):</text:p>
      <text:p text:style-name="Standard">p0 = 0.100000000, p1 = 0.700000000, tolerance = 0.000100000</text:p>
      <text:p text:style-name="Standard">i:2, p = 0.089945775</text:p>
      <text:p text:style-name="Standard">i:3, p = 0.081730140</text:p>
      <text:p text:style-name="Standard">i:4, p = 0.043431796</text:p>
      <text:p text:style-name="Standard">i:5, p = 0.028628582</text:p>
      <text:p text:style-name="Standard">i:6, p = 0.017354062</text:p>
      <text:p text:style-name="Standard">i:7, p = 0.010843462</text:p>
      <text:p text:style-name="Standard">i:8, p = 0.006688412</text:p>
      <text:p text:style-name="Standard">i:9, p = 0.004142486</text:p>
      <text:p text:style-name="Standard">i:10, p = 0.002560294</text:p>
      <text:p text:style-name="Standard">i:11, p = 0.001583160</text:p>
      <text:p text:style-name="Standard">i:12, p = 0.000978574</text:p>
      <text:p text:style-name="Standard">i:13, p = 0.000604884</text:p>
      <text:p text:style-name="Standard">i:14, p = 0.000373864</text:p>
      <text:p text:style-name="Standard">i:15, p = 0.000231072</text:p>
      <text:p text:style-name="Standard">i:16, p = 0.000142815</text:p>
      <text:p text:style-name="Standard">The method converged after 16 iterations!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fals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fals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GB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29T20:48:12</meta:creation-date>
    <dc:language>en-GB</dc:language>
    <meta:editing-cycles>3</meta:editing-cycles>
    <meta:editing-duration>PT6M42S</meta:editing-duration>
    <meta:generator>LibreOffice/6.3.4.2$Linux_X86_64 LibreOffice_project/30$Build-2</meta:generator>
    <dc:date>2020-02-14T06:21:12.361875459</dc:date>
    <meta:document-statistic meta:table-count="0" meta:image-count="0" meta:object-count="0" meta:page-count="4" meta:paragraph-count="98" meta:word-count="442" meta:character-count="2538" meta:non-whitespace-character-count="2193"/>
  </office:meta>
</office:document-meta>
</file>